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.7575in" fo:margin-right="0in" fo:text-align="justify" style:justify-single-word="false" fo:text-indent="-0.7575in" style:auto-text-indent="false">
        <style:tab-stops/>
      </style:paragraph-properties>
      <style:text-properties fo:font-size="10pt" style:font-size-asian="10pt" style:font-size-complex="10pt"/>
    </style:style>
    <style:style style:name="P4" style:family="paragraph" style:parent-style-name="Standard">
      <style:paragraph-properties fo:margin-left="0.7575in" fo:margin-right="0in" fo:text-align="justify" style:justify-single-word="false" fo:text-indent="-0.7575in" style:auto-text-indent="false">
        <style:tab-stops/>
      </style:paragraph-properties>
      <style:text-properties fo:font-size="10pt" officeooo:paragraph-rsid="0019a01b" style:font-size-asian="10pt" style:font-size-complex="10pt"/>
    </style:style>
    <style:style style:name="P5" style:family="paragraph" style:parent-style-name="Standard">
      <style:paragraph-properties fo:margin-left="0.7575in" fo:margin-right="0in" fo:text-align="justify" style:justify-single-word="false" fo:text-indent="-0.7575in" style:auto-text-indent="false" fo:break-before="page">
        <style:tab-stops/>
      </style:paragraph-properties>
      <style:text-properties fo:font-size="10pt" style:font-size-asian="10pt" style:font-size-complex="10pt"/>
    </style:style>
    <style:style style:name="P6" style:family="paragraph" style:parent-style-name="Standard">
      <style:paragraph-properties fo:margin-left="0.7575in" fo:margin-right="0in" fo:text-align="justify" style:justify-single-word="false" fo:text-indent="-0.7575in" style:auto-text-indent="false" fo:break-before="page">
        <style:tab-stops/>
      </style:paragraph-properties>
      <style:text-properties fo:font-size="10pt" officeooo:paragraph-rsid="0019a01b" style:font-size-asian="10pt" style:font-size-complex="10pt"/>
    </style:style>
    <style:style style:name="P7" style:family="paragraph" style:parent-style-name="Text_20_body">
      <style:paragraph-properties fo:margin-left="0.75in" fo:margin-right="0in" fo:text-indent="0in" style:auto-text-indent="false"/>
    </style:style>
    <style:style style:name="P8" style:family="paragraph" style:parent-style-name="Text_20_body">
      <style:paragraph-properties fo:margin-left="0.75in" fo:margin-right="0in" fo:text-align="center" style:justify-single-word="false" fo:text-indent="0in" style:auto-text-indent="false"/>
    </style:style>
    <style:style style:name="P9" style:family="paragraph" style:parent-style-name="Text_20_body">
      <style:paragraph-properties fo:margin-left="0.75in" fo:margin-right="0in" fo:text-indent="0in" style:auto-text-indent="false"/>
      <style:text-properties fo:font-size="9pt" style:font-size-asian="9pt" style:font-size-complex="9pt"/>
    </style:style>
    <style:style style:name="P10" style:family="paragraph" style:parent-style-name="Sender">
      <style:paragraph-properties fo:margin-left="0.75in" fo:margin-right="0in" fo:margin-top="0in" fo:margin-bottom="0.0799in" style:contextual-spacing="false" fo:text-indent="0in" style:auto-text-indent="false"/>
    </style:style>
    <style:style style:name="P11" style:family="paragraph" style:parent-style-name="Text_20_body">
      <style:paragraph-properties fo:margin-left="0.75in" fo:margin-right="0in" fo:margin-top="0in" fo:margin-bottom="0.0799in" style:contextual-spacing="false" fo:text-indent="0in" style:auto-text-indent="false"/>
      <style:text-properties fo:font-size="9pt" style:font-size-asian="9pt" style:font-size-complex="9pt"/>
    </style:style>
    <style:style style:name="P12" style:family="paragraph" style:parent-style-name="Sender" style:master-page-name="">
      <style:paragraph-properties fo:margin-left="0.75in" fo:margin-right="0in" fo:margin-top="0in" fo:margin-bottom="0.0799in" style:contextual-spacing="false" fo:text-indent="0in" style:auto-text-indent="false" style:page-number="auto"/>
      <style:text-properties fo:font-size="9pt" style:font-size-asian="9pt" style:font-size-complex="9pt"/>
    </style:style>
    <style:style style:name="P13" style:family="paragraph" style:parent-style-name="Sender">
      <style:paragraph-properties fo:margin-left="0.75in" fo:margin-right="0in" fo:margin-top="0in" fo:margin-bottom="0.1965in" style:contextual-spacing="false" fo:text-indent="0in" style:auto-text-indent="false"/>
    </style:style>
    <style:style style:name="P14" style:family="paragraph" style:parent-style-name="Standard">
      <style:paragraph-properties fo:margin-left="0.75in" fo:margin-right="0in" fo:text-align="justify" style:justify-single-word="false" fo:text-indent="0in" style:auto-text-indent="false">
        <style:tab-stops/>
      </style:paragraph-properties>
      <style:text-properties fo:font-size="9pt" style:font-size-asian="9pt" style:font-size-complex="9pt"/>
    </style:style>
    <style:style style:name="P15" style:family="paragraph" style:parent-style-name="Standard">
      <style:paragraph-properties fo:margin-left="0.7189in" fo:margin-right="0in" fo:text-indent="0in" style:auto-text-indent="false"/>
      <style:text-properties fo:font-size="10pt" style:font-size-asian="10pt" style:font-size-complex="10pt"/>
    </style:style>
    <style:style style:name="P16" style:family="paragraph" style:parent-style-name="Standard">
      <style:paragraph-properties fo:margin-left="0.7575in" fo:margin-right="0in" fo:text-align="justify" style:justify-single-word="false" fo:text-indent="0in" style:auto-text-indent="false">
        <style:tab-stops/>
      </style:paragraph-properties>
      <style:text-properties fo:font-size="10pt" style:font-size-asian="10pt" style:font-size-complex="10pt"/>
    </style:style>
    <style:style style:name="P17" style:family="paragraph" style:parent-style-name="Standard">
      <style:paragraph-properties fo:margin-left="0.7575in" fo:margin-right="0in" fo:text-align="justify" style:justify-single-word="false" fo:text-indent="0in" style:auto-text-indent="false">
        <style:tab-stops/>
      </style:paragraph-properties>
      <style:text-properties fo:font-size="10pt" officeooo:rsid="0019a01b" officeooo:paragraph-rsid="0019a01b" style:font-size-asian="10pt" style:font-size-complex="10pt"/>
    </style:style>
    <style:style style:name="P18" style:family="paragraph" style:parent-style-name="Standard">
      <style:paragraph-properties fo:margin-left="0.7575in" fo:margin-right="0in" fo:text-align="justify" style:justify-single-word="false" fo:text-indent="0in" style:auto-text-indent="false">
        <style:tab-stops/>
      </style:paragraph-properties>
      <style:text-properties fo:color="#7f0055" style:font-name="Liberation Serif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19" style:family="paragraph" style:parent-style-name="Preformatted_20_Text">
      <style:paragraph-properties fo:margin-left="0.7575in" fo:margin-right="0in" fo:text-align="start" style:justify-single-word="false" fo:text-indent="0in" style:auto-text-indent="false">
        <style:tab-stops/>
      </style:paragraph-properties>
      <style:text-properties style:font-name="DejaVu Sans1" officeooo:paragraph-rsid="0019a01b"/>
    </style:style>
    <style:style style:name="P20" style:family="paragraph" style:parent-style-name="Preformatted_20_Text">
      <style:paragraph-properties fo:margin-left="0.7575in" fo:margin-right="0in" fo:text-align="start" style:justify-single-word="false" fo:text-indent="0in" style:auto-text-indent="false">
        <style:tab-stops/>
      </style:paragraph-properties>
      <style:text-properties style:font-name="DejaVu Sans1" fo:font-size="10pt" officeooo:rsid="0019a01b" officeooo:paragraph-rsid="0019a01b" style:font-size-asian="10pt" style:font-size-complex="10pt"/>
    </style:style>
    <style:style style:name="P21" style:family="paragraph" style:parent-style-name="Preformatted_20_Text">
      <style:paragraph-properties fo:margin-left="0.7575in" fo:margin-right="0in" fo:text-align="start" style:justify-single-word="false" fo:text-indent="0in" style:auto-text-indent="false">
        <style:tab-stops/>
      </style:paragraph-properties>
      <style:text-properties style:font-name="DejaVu Sans1" fo:font-weight="bold" officeooo:paragraph-rsid="0019a01b" style:font-weight-asian="bold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a01b" style:font-weight-asian="bold" style:font-weight-complex="bold"/>
    </style:style>
    <style:style style:name="T4" style:family="text">
      <style:text-properties officeooo:rsid="0019a01b"/>
    </style:style>
    <style:style style:name="T5" style:family="text">
      <style:text-properties officeooo:rsid="001b65d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99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clipse Kérdések</text:p>
      <text:p text:style-name="Standard"/>
      <text:p text:style-name="P3">Kérdés:<text:tab/>Hogyan köthetem össze az Eclipset és a Google SVN-t?</text:p>
      <text:p text:style-name="P3">Válasz:<text:tab/></text:p>
      <text:p text:style-name="P3"/>
      <text:p text:style-name="P14">Open Eclipse</text:p>
      <text:p text:style-name="P9">Help –&gt; Install New Software</text:p>
      <text:p text:style-name="P13"><text:span text:style-name="T1">Add </text:span><text:a xlink:type="simple" xlink:href="http://download.eclipse.org/technology/subversive/0.7/update-site/"><text:span text:style-name="T1">http://download.eclipse.org/technology/subversive/0.7/update-site/</text:span></text:a><text:span text:style-name="T1"> to “Work With” value and click add.</text:span></text:p>
      <text:p text:style-name="P7"><text:span text:style-name="Strong_20_Emphasis"><text:span text:style-name="T1"><draw:a xlink:type="simple" xlink:href="http://blogs.eteration.com/blog/?attachment_id=714"><draw:frame draw:style-name="fr1" draw:name="graphics1" text:anchor-type="as-char" svg:width="4.4945in" svg:height="3.6071in" draw:z-index="0"><draw:image xlink:href="http://blogs.eteration.com/blog/wp-content/uploads/2010/02/add-an-up-site-572x480.jpg" xlink:type="simple" xlink:show="embed" xlink:actuate="onLoad"/></draw:frame></draw:a></text:span></text:span></text:p>
      <text:p text:style-name="P8"><text:span text:style-name="Strong_20_Emphasis"><text:span text:style-name="T1"/></text:span></text:p>
      <text:p text:style-name="P9">Insert a name value in popup page.</text:p>
      <text:p text:style-name="P9">Check Subversive SVN Connectors box and click Next .</text:p>
      <text:p text:style-name="P7"><text:span text:style-name="Strong_20_Emphasis"><text:span text:style-name="T1"><draw:a xlink:type="simple" xlink:href="http://blogs.eteration.com/blog/?attachment_id=724"><draw:frame draw:style-name="fr1" draw:name="graphics2" text:anchor-type="as-char" svg:width="4.2134in" svg:height="3.361in" draw:z-index="1"><draw:image xlink:href="http://blogs.eteration.com/blog/wp-content/uploads/2010/02/Add-svn-plugin-572x480.jpg" xlink:type="simple" xlink:show="embed" xlink:actuate="onLoad"/></draw:frame></draw:a></text:span></text:span></text:p>
      <text:p text:style-name="P8"><text:soft-page-break/><text:span text:style-name="Strong_20_Emphasis"><text:span text:style-name="T1"/></text:span></text:p>
      <text:p text:style-name="P9">Restart your eclipse .</text:p>
      <text:p text:style-name="P9">Click Window –&gt;Open Perspective –&gt; Other –&gt; Svn Repository Exploring –&gt;</text:p>
      <text:p text:style-name="P9">Check SVN kid 1.1.7 in Install Connectors window.</text:p>
      <text:p text:style-name="P7"><text:span text:style-name="Strong_20_Emphasis"><text:span text:style-name="T1"><draw:a xlink:type="simple" xlink:href="http://blogs.eteration.com/blog/?attachment_id=725"><draw:frame draw:style-name="fr1" draw:name="graphics3" text:anchor-type="as-char" svg:width="3.4839in" svg:height="2.9945in" draw:z-index="2"><draw:image xlink:href="http://blogs.eteration.com/blog/wp-content/uploads/2010/02/Add-svn-plugin-21-347x480.jpg" xlink:type="simple" xlink:show="embed" xlink:actuate="onLoad"/></draw:frame></draw:a></text:span></text:span></text:p>
      <text:p text:style-name="P8"><text:span text:style-name="Strong_20_Emphasis"><text:span text:style-name="T1"/></text:span></text:p>
      <text:p text:style-name="P9">Click Finish</text:p>
      <text:p text:style-name="P9">After this a new window will be opened .</text:p>
      <text:p text:style-name="P7"><text:span text:style-name="Strong_20_Emphasis"><text:span text:style-name="T1"><draw:a xlink:type="simple" xlink:href="http://blogs.eteration.com/blog/?attachment_id=730"><draw:frame draw:style-name="fr1" draw:name="graphics4" text:anchor-type="as-char" svg:width="3.7547in" svg:height="2.7874in" draw:z-index="3"><draw:image xlink:href="http://blogs.eteration.com/blog/wp-content/uploads/2010/02/install.jpg" xlink:type="simple" xlink:show="embed" xlink:actuate="onLoad"/></draw:frame></draw:a></text:span></text:span></text:p>
      <text:p text:style-name="P9">Click Next and Next again</text:p>
      <text:p text:style-name="P9">Click Accept terms of the licence aggerements and Click Finish</text:p>
      <text:p text:style-name="P9">Restart Your Eclipse</text:p>
      <text:p text:style-name="P9">Your svn plugin installation is okey.</text:p>
      <text:p text:style-name="P9">Now we will create a new project in google code repository.</text:p>
      <text:p text:style-name="P9">Log in With Your gmail account and create a project.</text:p>
      <text:p text:style-name="P7"><text:span text:style-name="T1">You can use below link: </text:span><text:a xlink:type="simple" xlink:href="http://code.google.com/hosting/"><text:span text:style-name="T1">http://code.google.com/hosting/</text:span></text:a></text:p>
      <text:p text:style-name="P7"><text:soft-page-break/><text:span text:style-name="Strong_20_Emphasis"><text:span text:style-name="T1"><draw:a xlink:type="simple" xlink:href="http://blogs.eteration.com/blog/?attachment_id=731"><draw:frame draw:style-name="fr1" draw:name="graphics5" text:anchor-type="as-char" svg:width="3.6717in" svg:height="2.4346in" draw:z-index="4"><draw:image xlink:href="http://blogs.eteration.com/blog/wp-content/uploads/2010/02/creating-a-project-640x445.jpg" xlink:type="simple" xlink:show="embed" xlink:actuate="onLoad"/></draw:frame></draw:a></text:span></text:span></text:p>
      <text:p text:style-name="P9">We will created a project with name “samplesvnproject”</text:p>
      <text:p text:style-name="P9">The svn url will be</text:p>
      <text:p text:style-name="P9">The URL will be:</text:p>
      <text:p text:style-name="P12">https://[YOUR_PROJECT_NAME].googlecode.com/svn</text:p>
      <text:p text:style-name="P10"><text:span text:style-name="T1">You can see your svn password in </text:span><text:a xlink:type="simple" xlink:href="https://code.google.com/hosting/settings"><text:span text:style-name="T1">https://code.google.com/hosting/settings</text:span></text:a></text:p>
      <text:p text:style-name="P10"><text:span text:style-name="T1">In our demo our url is </text:span><text:a xlink:type="simple" xlink:href="https://samplesvnproject.googlecode.com/svn"><text:span text:style-name="T1">https://samplesvnproject.googlecode.com/svn</text:span></text:a></text:p>
      <text:p text:style-name="P11">click Window –&gt;Open Perspective –&gt; Other –&gt; Svn Repository Exploring</text:p>
      <text:p text:style-name="P11">Click New –&gt; Repository Location</text:p>
      <text:p text:style-name="P13"><text:span text:style-name="T1">Type url of your project for our demo </text:span><text:a xlink:type="simple" xlink:href="https://samplesvnproject.googlecode.com/svn"><text:span text:style-name="T1">https://samplesvnproject.googlecode.com/svn</text:span></text:a></text:p>
      <text:p text:style-name="P7"><text:span text:style-name="Strong_20_Emphasis"><text:span text:style-name="T1"><draw:a xlink:type="simple" xlink:href="http://blogs.eteration.com/blog/?attachment_id=732"><draw:frame draw:style-name="fr1" draw:name="graphics6" text:anchor-type="as-char" svg:width="2.5256in" svg:height="2.8917in" draw:z-index="5"><draw:image xlink:href="http://blogs.eteration.com/blog/wp-content/uploads/2010/02/Repository-Location-406x480.jpg" xlink:type="simple" xlink:show="embed" xlink:actuate="onLoad"/></draw:frame></draw:a></text:span></text:span></text:p>
      <text:p text:style-name="P8"><text:span text:style-name="Strong_20_Emphasis"><text:span text:style-name="T1"/></text:span></text:p>
      <text:p text:style-name="P9">For username type your gmail account which you created the project</text:p>
      <text:p text:style-name="P13"><text:span text:style-name="T1">Type your password in </text:span><text:a xlink:type="simple" xlink:href="https://code.google.com/hosting/settings"><text:span text:style-name="T1">https://code.google.com/hosting/settings</text:span></text:a></text:p>
      <text:p text:style-name="P9">Click Save Password .</text:p>
      <text:p text:style-name="P9">Click Finish</text:p>
      <text:p text:style-name="P9">Your repository is ready</text:p>
      <text:p text:style-name="P9">Now you can create a new project and share your project to Google’s svn repository</text:p>
      <text:p text:style-name="P5">Kérdés:<text:tab/>Eclipseben meglévő projekthez hogy köthetek egy svn-es projektet</text:p>
      <text:p text:style-name="P3">Válasz:</text:p>
      <text:p text:style-name="P1"/>
      <text:p text:style-name="P15">1. A Package Explorer lapon jobb-egér gomb-&gt; Team &gt; Share projects …</text:p>
      <text:p text:style-name="P15">2. Listából az SVN-t válaszd és Next</text:p>
      <text:p text:style-name="P15">3. URL: svn elérése pld: <text:span text:style-name="Teletype"><text:span text:style-name="Strong_20_Emphasis"><text:span text:style-name="Emphasis"><text:span text:style-name="T1">https</text:span></text:span></text:span></text:span><text:span text:style-name="Teletype"><text:span text:style-name="T1">://akoel-java-enta.googlecode.com/svn/trunk/</text:span></text:span></text:p>
      <text:p text:style-name="P15">4. User: google felhasznalói név</text:p>
      <text:p text:style-name="P15">5. Password: google jelszó</text:p>
      <text:p text:style-name="P15">6. Next</text:p>
      <text:p text:style-name="P15">7. Valaszd az Új ablakban az Advanced Mode-ot</text:p>
      <text:p text:style-name="P15">8 Finish</text:p>
      <text:p text:style-name="P15"/>
      <text:p text:style-name="P15"/>
      <text:p text:style-name="P15"/>
      <text:p text:style-name="P15"/>
      <text:p text:style-name="P15"/>
      <text:p text:style-name="P5">Kérdés:<text:tab/>java.lang.NoClassDefFoundError hibát kapok rcp használatakor, de ha sima aplikacióként futtatom, nem jön elő a hiba </text:p>
      <text:p text:style-name="P3">Válasz:<text:tab/>Buildeléskor nem jön elő a hiba, mert mert a classpath be van állitva rendesen, de futtatáskor nem ezt az útvonalat figyeli</text:p>
      <text:p text:style-name="P3"/>
      <text:p text:style-name="P16">Situation: you create an RCP application, let's call it (X). You want to do one of the following: a) include some external jar (A) as a compile and runtime dependency for (X)</text:p>
      <text:p text:style-name="P16">b) include your eclipse project (B) as a compile and runtime dependency</text:p>
      <text:p text:style-name="P16">for (X)</text:p>
      <text:p text:style-name="P16">c) include your RCP plugin (C) as a compile and runtime dependency for (X).</text:p>
      <text:p text:style-name="P16">Problem: compilation happens fine (because you set up your classpath </text:p>
      <text:p text:style-name="P16">correctly under the project's 'properties' tab -&gt; 'java build path').</text:p>
      <text:p text:style-name="P16">However as soon as you run the damn thing, you get a NoClassDefFoundError.</text:p>
      <text:p text:style-name="P16"/>
      <text:p text:style-name="P16">Solution:</text:p>
      <text:p text:style-name="P16"/>
      <text:p text:style-name="P16">for situation (A):</text:p>
      <text:p text:style-name="P16">1. drop jar (A) somewhere into the RCP project directory</text:p>
      <text:p text:style-name="P16">2. navigate to your RCP project's source directory, and then into META-INF\MANIFEST.mf.</text:p>
      <text:p text:style-name="P16">3. Double click the manifest, click to the "Runtime" tab, and there should be a "Classpath" section in this tab; click the "Add" button and find jar (A) and add it.</text:p>
      <text:p text:style-name="P16">Done! I don't like that you have to copy your external jars into this RCP</text:p>
      <text:p text:style-name="P16">application directory, but there's no other way to do this.</text:p>
      <text:p text:style-name="P16"/>
      <text:p text:style-name="P16">for situation (B):</text:p>
      <text:p text:style-name="P16">the answer is that this is impossible. RCP doesn't believe in allowing you</text:p>
      <text:p text:style-name="P16">to include a normal java project as a dependency for an RCP project. It is</text:p>
      <text:p text:style-name="P16">clearly a feature that is important, but it's not there. You can fall back</text:p>
      <text:p text:style-name="P16">to method (A) by exporting the project's .class files into a jar (right</text:p>
      <text:p text:style-name="P16">click the project and then select "export" on the menu that pops up).</text:p>
      <text:p text:style-name="P16"/>
      <text:p text:style-name="P16">for situation (C):</text:p>
      <text:p text:style-name="P16">i've never done this, but from reading the tons of posts that i did to get</text:p>
      <text:p text:style-name="P16">to this point, they say you need to open the manifest like situation (A),</text:p>
      <text:p text:style-name="P16">but go to the "Dependencies" tab and make sure to add the plug-in to the </text:p>
      <text:p text:style-name="P16">"Required Plug-ins" list.</text:p>
      <text:p text:style-name="P3"/>
      <text:p text:style-name="P18"/>
      <text:p text:style-name="P15"/>
      <text:p text:style-name="P1"/>
      <text:p text:style-name="P1"/>
      <text:p text:style-name="P1"/>
      <text:p text:style-name="P6">Kérdés:<text:tab/><text:span text:style-name="T4">Installálás után a desktopról indított eclipse hibaüzenettel megáll, mert nem találja a java-t, pedig a PATH-ben meg van adva</text:span></text:p>
      <text:p text:style-name="P4">Válasz:<text:tab/><text:span text:style-name="T4">Módosítani kell az </text:span><text:span text:style-name="T3">eclipse.ini</text:span><text:span text:style-name="T4"> fájlt</text:span></text:p>
      <text:p text:style-name="P4"/>
      <text:p text:style-name="P17">Szerepelnie kell benne a <text:span text:style-name="T2">-vn</text:span> kapcsoló után a java elérésének. Fontos, hogy mindenképpen a -vmargs, -Dosgi, Xms40m, Xmx1024m előtt definiáljuk</text:p>
      <text:p text:style-name="P17"/>
      <text:p text:style-name="P20">-startup</text:p>
      <text:p text:style-name="P19">plugins/org.eclipse.equinox.launcher_1.2.0.v20110502.jar</text:p>
      <text:p text:style-name="P19">--launcher.library</text:p>
      <text:p text:style-name="P19">plugins/org.eclipse.equinox.launcher.win32.win32.x86_1.1.100.v20110502</text:p>
      <text:p text:style-name="P19">-product</text:p>
      <text:p text:style-name="P19">org.eclipse.epp.package.java.product</text:p>
      <text:p text:style-name="P19">--launcher.defaultAction</text:p>
      <text:p text:style-name="P19">openFile</text:p>
      <text:p text:style-name="P19">--launcher.XXMaxPermSize</text:p>
      <text:p text:style-name="P19">256M</text:p>
      <text:p text:style-name="P19">-showsplash</text:p>
      <text:p text:style-name="P19">org.eclipse.platform</text:p>
      <text:p text:style-name="P19">--launcher.XXMaxPermSize</text:p>
      <text:p text:style-name="P19">256m</text:p>
      <text:p text:style-name="P19">--launcher.defaultAction</text:p>
      <text:p text:style-name="P19">openFile</text:p>
      <text:p text:style-name="P21">-vm</text:p>
      <text:p text:style-name="P21">/<text:span text:style-name="T5">usr/local/programs/jdk-1.7.0/_45/bin/java</text:span></text:p>
      <text:p text:style-name="P19">-vmargs</text:p>
      <text:p text:style-name="P19">-Dosgi.requiredJavaVersion=1.5</text:p>
      <text:p text:style-name="P19">-Xms40m</text:p>
      <text:p text:style-name="P19">-Xmx1024m</text:p>
      <text:p text:style-name="P17"/>
      <text:p text:style-name="P17"/>
      <text:p text:style-name="P17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Teletype" style:family="text">
      <style:text-properties style:font-name="DejaVu Sans Mono" style:font-name-asian="DejaVu Sans2" style:font-name-complex="DejaVu Sans Mono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6T13:51:18</meta:creation-date>
    <meta:generator>LibreOffice/4.1.2.3$Linux_x86 LibreOffice_project/410m0$Build-3</meta:generator>
    <dc:date>2013-11-24T12:24:42.685631341</dc:date>
    <meta:editing-duration>PT6H16M26S</meta:editing-duration>
    <meta:editing-cycles>9</meta:editing-cycles>
    <meta:document-statistic meta:table-count="0" meta:image-count="6" meta:object-count="0" meta:page-count="6" meta:paragraph-count="103" meta:word-count="692" meta:character-count="4583" meta:non-whitespace-character-count="3989"/>
  </office:meta>
</office:document-meta>
</file>